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Quiz5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Final Pres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3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  <table:table-cell table:number-columns-repeated="2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string" calcext:value-type="string">
            <text:p>NC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NC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10">00/00/0000</text:date>, <text:time style:data-style-name="N2" text:time-value="10:23:37.86777549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10T11:53:06.875964688</dc:date>
    <meta:editing-duration>P1DT22H14M39S</meta:editing-duration>
    <meta:editing-cycles>114</meta:editing-cycles>
    <meta:document-statistic meta:table-count="1" meta:cell-count="169" meta:object-count="0"/>
  </office:meta>
</office:document-meta>
</file>